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tandards of H,S,V</text:h>
      <text:p text:style-name="P1">[We[Highest Spiritual Value]</text:p>
      <text:p text:style-name="P1">[</text:p>
      <text:p text:style-name="P1"/>
      <text:h text:style-name="P2" text:outline-level="1">Historically Significant Vengeance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Pietri</meta:initial-creator>
    <meta:creation-date>2025-03-03T20:36:43.73</meta:creation-date>
    <meta:document-statistic meta:table-count="0" meta:image-count="0" meta:object-count="0" meta:page-count="1" meta:paragraph-count="4" meta:word-count="10" meta:character-count="81"/>
    <dc:date>2025-03-03T22:12:57.80</dc:date>
    <dc:creator>Peter Pietri</dc:creator>
    <meta:editing-duration>PT5M3S</meta:editing-duration>
    <meta:editing-cycles>1</meta:editing-cycles>
    <meta:generator>OpenOffice/4.1.15$Win32 OpenOffice.org_project/4115m2$Build-9813</meta:generator>
  </office:meta>
</office:document-meta>
</file>